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2">
      <style:paragraph-properties fo:margin-left="0.4925in" fo:margin-right="0in" fo:text-indent="-0.4in" style:auto-text-indent="fals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" style:family="paragraph" style:parent-style-name="Heading_20_4">
      <style:text-properties fo:font-style="italic" style:font-style-asian="italic" style:font-style-complex="italic"/>
    </style:style>
    <style:style style:name="P1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Увод<text:tab/>2</text:p>
          <text:p text:style-name="P6">Използвани технологии<text:tab/>3</text:p>
          <text:p text:style-name="P6">Техническо ръководство<text:tab/>4</text:p>
          <text:p text:style-name="P7">Инсталация<text:tab/>4</text:p>
          <text:p text:style-name="P7">Структура на проекта<text:tab/>8</text:p>
          <text:p text:style-name="P7">Допълнителни модули<text:tab/>9</text:p>
          <text:p text:style-name="P6">Примерен тестов проект<text:tab/>10</text:p>
          <text:p text:style-name="P6">Как да направим добавка за behat<text:tab/>11</text:p>
        </text:index-body>
      </text:table-of-content>
      <text:h text:style-name="Heading_20_1" text:outline-level="1"/>
      <text:h text:style-name="P4" text:outline-level="1"/>
      <text:h text:style-name="P5" text:outline-level="1">Увод</text:h>
      <text:p text:style-name="Text_20_body">@todo</text:p>
      <text:h text:style-name="P4" text:outline-level="1"/>
      <text:h text:style-name="P5" text:outline-level="1">Използвани технологии</text:h>
      <text:p text:style-name="Text_20_body">@todo</text:p>
      <text:h text:style-name="P4" text:outline-level="1"/>
      <text:h text:style-name="P5" text:outline-level="1">Техническо ръководство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6">Техническо ръководство<text:tab/>4</text:p>
          <text:p text:style-name="P7">Инсталация<text:tab/>4</text:p>
          <text:p text:style-name="P8">Php<text:tab/>5</text:p>
          <text:p text:style-name="P8">Git<text:tab/>5</text:p>
          <text:p text:style-name="P8">Ptbfw<text:tab/>5</text:p>
          <text:p text:style-name="P8">Composer<text:tab/>6</text:p>
          <text:p text:style-name="P8">PHPUnit<text:tab/>6</text:p>
          <text:p text:style-name="P8">Selenium 2 driver &amp; java<text:tab/>6</text:p>
          <text:p text:style-name="P8">FirePath<text:tab/>6</text:p>
          <text:p text:style-name="P8">Стартиране<text:tab/>6</text:p>
          <text:p text:style-name="P8">Още за Composer<text:tab/>6</text:p>
          <text:p text:style-name="P10">Какво всъщност е composer?<text:tab/>7</text:p>
          <text:p text:style-name="P7">Структура на проекта<text:tab/>8</text:p>
          <text:p text:style-name="P8">Разлики между Behat и ptbfw<text:tab/>8</text:p>
          <text:p text:style-name="P10">Features<text:tab/>8</text:p>
          <text:p text:style-name="P10">Feature Context <text:tab/>8</text:p>
          <text:p text:style-name="P10">__classloader<text:tab/>8</text:p>
          <text:p text:style-name="P10">FeatureContext<text:tab/>9</text:p>
          <text:p text:style-name="P7">Допълнителни модули<text:tab/>9</text:p>
          <text:p text:style-name="P8">Initer<text:tab/>9</text:p>
          <text:p text:style-name="P10">Модул MySql<text:tab/>9</text:p>
          <text:p text:style-name="P10">Създаване на нов модул за initer<text:tab/>9</text:p>
          <text:p text:style-name="P10">как работи initer<text:tab/>9</text:p>
          <text:p text:style-name="P8">ptbfw Selenium driver<text:tab/>9</text:p>
        </text:index-body>
      </text:table-of-content>
      <text:h text:style-name="P2" text:outline-level="2"/>
      <text:h text:style-name="Heading_20_2" text:outline-level="2">Инсталация</text:h>
      <text:table-of-content text:style-name="Sect1" text:protected="true" text:name="Table of Contents3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3_Head">
            <text:p text:style-name="Contents_20_Heading">Table of Contents</text:p>
          </text:index-title>
          <text:p text:style-name="P6">Техническо ръководство<text:tab/>4</text:p>
          <text:p text:style-name="P7">Инсталация<text:tab/>4</text:p>
          <text:p text:style-name="P8">Php<text:tab/>5</text:p>
          <text:p text:style-name="P8">Git<text:tab/>5</text:p>
          <text:p text:style-name="P8">Ptbfw<text:tab/>5</text:p>
          <text:p text:style-name="P8">Composer<text:tab/>6</text:p>
          <text:p text:style-name="P8">PHPUnit<text:tab/>6</text:p>
          <text:p text:style-name="P8">Selenium 2 driver &amp; java<text:tab/>6</text:p>
          <text:p text:style-name="P8">FirePath<text:tab/>6</text:p>
          <text:p text:style-name="P8">Стартиране<text:tab/>6</text:p>
          <text:p text:style-name="P8">Още за Composer<text:tab/>6</text:p>
          <text:p text:style-name="P10">Какво всъщност е composer?<text:tab/>7</text:p>
          <text:p text:style-name="P7"><text:soft-page-break/>Структура на проекта<text:tab/>8</text:p>
          <text:p text:style-name="P8">Разлики между Behat и ptbfw<text:tab/>8</text:p>
          <text:p text:style-name="P10">Features<text:tab/>8</text:p>
          <text:p text:style-name="P10">Feature Context <text:tab/>8</text:p>
          <text:p text:style-name="P10">__classloader<text:tab/>8</text:p>
          <text:p text:style-name="P10">FeatureContext<text:tab/>9</text:p>
          <text:p text:style-name="P7">Допълнителни модули<text:tab/>9</text:p>
          <text:p text:style-name="P8">Initer<text:tab/>9</text:p>
          <text:p text:style-name="P10">Модул MySql<text:tab/>9</text:p>
          <text:p text:style-name="P10">Създаване на нов модул за initer<text:tab/>9</text:p>
          <text:p text:style-name="P10">как работи initer<text:tab/>9</text:p>
          <text:p text:style-name="P8">ptbfw Selenium driver<text:tab/>9</text:p>
        </text:index-body>
      </text:table-of-content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 Ако имаме по-стара версия ще получим грешка при инсталацията на модули при composer (виж по-долу).</text:p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<text:soft-page-break/>Composer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code">$ php composer.phar composer update</text:p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h text:style-name="Heading_20_3" text:outline-level="3">PHPUnit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Selenium 2 driver &amp; java</text:h>
      <text:p text:style-name="Text_20_body">Изтегляме Selenium Server (the Selenium RC Server) от <text:a xlink:type="simple" xlink:href="http://seleniumhq.org/download/">http://seleniumhq.org/download/</text:a>. Също и последна версия на java, препоръчително на sun <text:a xlink:type="simple" xlink:href="http://www.oracle.com/technetwork/java/javase/downloads/index.html">http://www.oracle.com/technetwork/java/javase/downloads/index.html</text:a> ще използваме архивираната версия. Разархивираме java архива и стартираме selenium сървъва чрез</text:p>
      <text:p text:style-name="code">$ sunJava/bin/java -jar selenium/selenium-server-standalone.jar</text:p>
      <text:h text:style-name="Heading_20_3" text:outline-level="3">FirePath</text:h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h text:style-name="Heading_20_3" text:outline-level="3">Още за Composer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<text:soft-page-break/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Какво всъщност е composer?</text:h>
      <text:p text:style-name="Text_20_body">@todo</text:p>
      <text:h text:style-name="P3" text:outline-level="2">Структура на проекта</text:h>
      <text:h text:style-name="Heading_20_3" text:outline-level="3">Разлики между Behat и ptbfw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./features/bootstrap:</text:p>
      <text:p text:style-name="code">. <text:s/>.. <text:s/>FeatureContext.php</text:p>
      <text:p text:style-name="Standard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/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9" text:outline-level="4">Features</text:h>
      <text:p text:style-name="Standard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DdeLink__201_788897530"/>Feature Context<text:bookmark-end text:name="__DdeLink__201_788897530"/> 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__classloader</text:h>
      <text:list xml:id="list9585492711" text:style-name="L1">
        <text:list-item>
          <text:p text:style-name="P1">Регистрираме classloader за Feature Context.</text:p>
        </text:list-item>
        <text:list-item>
          <text:p text:style-name="P1">Регистрираме autoloader за php unit</text:p>
        </text:list-item>
      </text:list>
      <text:h text:style-name="Heading_20_4" text:outline-level="4"><text:soft-page-break/>FeatureContext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2" text:outline-level="2">Допълнителни модули</text:h>
      <text:h text:style-name="Heading_20_3" text:outline-level="3">Initer</text:h>
      <text:p text:style-name="Text_20_body">Целта на init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Модул MySql</text:h>
      <text:p text:style-name="Text_20_body">@todo</text:p>
      <text:h text:style-name="Heading_20_4" text:outline-level="4">Създаване на нов модул за initer</text:h>
      <text:p text:style-name="Text_20_body">За да създадем свой модоул за initer трябва класът ни да имплементира interface-а Ptbfw\Initializer\Initers\Init. Това е методът който ще се извиква преди всеки тестови сценарии.</text:p>
      <text:p text:style-name="Text_20_body">Добавяме модулът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 нов як 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 text:c="16"/>параметър2: 'стойност2'</text:p>
      <text:p text:style-name="code"><text:s text:c="16"/>параметър3: 'стойност2'</text:p>
      <text:p text:style-name="Standard">Праметрите ще бъдат автоматично предадени като масив към конструктура на класа.</text:p>
      <text:p text:style-name="Standard">Ако има някакви грешки init() трябва да хвърля exception. Не се смята за грешка ако върне <text:span text:style-name="T4">false</text:span>.</text:p>
      <text:h text:style-name="Heading_20_4" text:outline-level="4">как работи initer</text:h>
      <text:p text:style-name="Text_20_body">@todo</text:p>
      <text:h text:style-name="Heading_20_3" text:outline-level="3">ptbfw Selenium driver</text:h>
      <text:p text:style-name="Text_20_body">@todo</text:p>
      <text:h text:style-name="P4" text:outline-level="1"/>
      <text:h text:style-name="P5" text:outline-level="1">Примерен тестов проект</text:h>
      <text:p text:style-name="Text_20_body">@todo</text:p>
      <text:h text:style-name="P4" text:outline-level="1"/>
      <text:h text:style-name="P5" text:outline-level="1">Как да направим добавка за behat</text:h>
      <text:p text:style-name="Text_20_body">@todo</text:p>
      <text:p text:style-name="Text_20_body"><text:a xlink:type="simple" xlink:href="http://everzet.com/post/22899229502/behat-240">http://everzet.com/post/22899229502/behat-240</text:a></text:p>
      <text:p text:style-name="Text_20_body"><text:a xlink:type="simple" xlink:href="http://symfony.com/doc/current/components/dependency_injection/index.html">http://symfony.com/doc/current/components/dependency_injection/index.html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ode" style:family="paragraph" style:parent-style-name="Text_20_body" style:class="list">
      <style:paragraph-properties fo:margin="100%" fo:margin-left="0.4925in" fo:margin-right="0in" fo:margin-top="0in" fo:margin-bottom="0in" fo:text-indent="0in" style:auto-text-indent="false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ote" style:family="paragraph" style:parent-style-name="Text_20_body" style:class="text" style:master-page-name="">
      <style:paragraph-properties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02T23:49:50</dc:date>
    <meta:editing-duration>PT2H29M21S</meta:editing-duration>
    <meta:editing-cycles>191</meta:editing-cycles>
    <meta:generator>LibreOffice/3.5$Linux_X86_64 LibreOffice_project/350m1$Build-2</meta:generator>
    <meta:document-statistic meta:table-count="0" meta:image-count="0" meta:object-count="0" meta:page-count="11" meta:paragraph-count="174" meta:word-count="858" meta:character-count="6255" meta:non-whitespace-character-count="5469"/>
  </office:meta>
</office:document-meta>
</file>